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22cm" fo:min-width="0cm"/>
    </style:style>
    <style:style style:name="P1" style:family="paragraph">
      <style:text-properties style:font-name="DejaVu Sans Mono" fo:font-size="24pt" style:font-size-asian="24pt" style:font-size-complex="24pt"/>
    </style:style>
    <style:style style:name="P2" style:family="paragraph">
      <style:text-properties style:font-name="DejaVu Sans Mono" fo:font-size="20pt" style:font-size-asian="20pt" style:font-size-complex="20pt"/>
    </style:style>
    <style:style style:name="P3" style:family="paragraph">
      <style:text-properties style:font-name="DejaVu Sans Mono" fo:font-size="18pt" style:font-size-asian="18pt" style:font-size-complex="18pt"/>
    </style:style>
    <style:style style:name="P4" style:family="paragraph">
      <style:text-properties fo:color="#ff3333"/>
    </style:style>
    <style:style style:name="T1" style:family="text">
      <style:text-properties style:font-name="DejaVu Sans Mono" fo:font-size="24pt" style:font-size-asian="24pt" style:font-size-complex="24pt"/>
    </style:style>
    <style:style style:name="T2" style:family="text">
      <style:text-properties fo:color="#3333ff" style:font-name="DejaVu Sans Mono" fo:font-size="24pt" style:font-size-asian="24pt" style:font-size-complex="24pt"/>
    </style:style>
    <style:style style:name="T3" style:family="text">
      <style:text-properties fo:color="#000000" style:font-name="DejaVu Sans Mono" fo:font-size="24pt" style:font-size-asian="24pt" style:font-size-complex="24pt"/>
    </style:style>
    <style:style style:name="T4" style:family="text">
      <style:text-properties style:font-name="DejaVu Sans Mono" fo:font-size="20pt" style:font-size-asian="20pt" style:font-size-complex="20pt"/>
    </style:style>
    <style:style style:name="T5" style:family="text">
      <style:text-properties fo:color="#000000" style:font-name="DejaVu Sans Mono" fo:font-size="18pt" style:font-size-asian="18pt" style:font-size-complex="18pt"/>
    </style:style>
    <style:style style:name="T6" style:family="text">
      <style:text-properties fo:color="#ff3333" style:font-name="DejaVu Sans Mono" fo:font-size="18pt" style:font-size-asian="18pt" style:font-size-complex="18pt"/>
    </style:style>
    <style:style style:name="T7" style:family="text">
      <style:text-properties fo:color="#000000" style:font-name="DejaVu Sans Mono" fo:font-size="22pt" style:font-size-asian="22pt" style:font-size-complex="22pt"/>
    </style:style>
    <style:style style:name="T8" style:family="text">
      <style:text-properties style:font-name="DejaVu Sans Mono" fo:font-size="18pt" style:font-size-asian="18pt" style:font-size-complex="18pt"/>
    </style:style>
    <style:style style:name="T9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66cm" svg:height="4.215cm" svg:x="2.652cm" svg:y="2.189cm">
          <draw:text-box>
            <text:p><text:span text:style-name="T1"><text:s/></text:span><text:span text:style-name="T2">1</text:span><text:span text:style-name="T1"> <text:s/></text:span><text:span text:style-name="T3">2</text:span><text:span text:style-name="T1"> <text:s/></text:span><text:span text:style-name="T2">3</text:span></text:p>
            <text:p><text:span text:style-name="T1"><text:s/></text:span><text:span text:style-name="T2">5</text:span><text:span text:style-name="T1"> </text:span><text:span text:style-name="T3">-2</text:span><text:span text:style-name="T1"> <text:s/></text:span><text:span text:style-name="T2">4</text:span></text:p>
            <text:p><text:span text:style-name="T1">-2 <text:s/></text:span><text:span text:style-name="T2">4</text:span><text:span text:style-name="T1"> </text:span><text:span text:style-name="T2">-3</text:span></text:p>
            <text:p><text:span text:style-name="T1">-4 <text:s/></text:span><text:span text:style-name="T2">1</text:span><text:span text:style-name="T1"> </text:span><text:span text:style-name="T2">-4</text:span></text:p>
          </draw:text-box>
        </draw:frame>
        <draw:frame draw:style-name="gr1" draw:text-style-name="P2" draw:layer="layout" svg:width="3.495cm" svg:height="1.081cm" svg:x="7.904cm" svg:y="3.752cm">
          <draw:text-box>
            <text:p text:style-name="P2"><text:span text:style-name="T4">(6,5,0)</text:span></text:p>
          </draw:text-box>
        </draw:frame>
        <draw:frame draw:style-name="gr2" draw:text-style-name="P3" draw:layer="layout" svg:width="7.509cm" svg:height="12.332cm" svg:x="1.605cm" svg:y="7.553cm">
          <draw:text-box>
            <text:p text:style-name="P3"><text:span text:style-name="T5">(-5,5) -&gt; (0,</text:span><text:span text:style-name="T6">0000</text:span><text:span text:style-name="T5">)</text:span></text:p>
            <text:p text:style-name="P3"><text:span text:style-name="T5">(-2,3) -&gt; (1,</text:span><text:span text:style-name="T6">0001</text:span><text:span text:style-name="T5">)</text:span></text:p>
            <text:p text:style-name="P3"><text:span text:style-name="T5">(-4,8) -&gt; (1,</text:span><text:span text:style-name="T6">0002</text:span><text:span text:style-name="T5">)</text:span></text:p>
            <text:p text:style-name="P3"><text:span text:style-name="T5">(-2,7) -&gt; (5,</text:span><text:span text:style-name="T6">0010</text:span><text:span text:style-name="T5">)</text:span></text:p>
            <text:p text:style-name="P3"><text:span text:style-name="T5">(1,5) <text:s/>-&gt; (6,</text:span><text:span text:style-name="T6">0011</text:span><text:span text:style-name="T5">)</text:span></text:p>
            <text:p text:style-name="P3"><text:span text:style-name="T5"><text:s text:c="6"/></text:span><text:span text:style-name="T7">...</text:span></text:p>
            <text:p text:style-name="P3"><text:span text:style-name="T5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</draw:text-box>
        </draw:frame>
        <draw:frame draw:style-name="gr3" draw:text-style-name="P4" draw:layer="layout" svg:width="0.853cm" svg:height="1.071cm" svg:x="1.675cm" svg:y="2.346cm">
          <draw:text-box>
            <text:p text:style-name="P4"><text:span text:style-name="T9">1</text:span></text:p>
          </draw:text-box>
        </draw:frame>
        <draw:frame draw:style-name="gr3" draw:text-style-name="P4" draw:layer="layout" svg:width="0.853cm" svg:height="1.071cm" svg:x="1.664cm" svg:y="3.311cm">
          <draw:text-box>
            <text:p text:style-name="P4"><text:span text:style-name="T9">1</text:span></text:p>
          </draw:text-box>
        </draw:frame>
        <draw:frame draw:style-name="gr3" draw:text-style-name="P4" draw:layer="layout" svg:width="0.853cm" svg:height="1.071cm" svg:x="1.664cm" svg:y="4.287cm">
          <draw:text-box>
            <text:p text:style-name="P4"><text:span text:style-name="T9">0</text:span></text:p>
          </draw:text-box>
        </draw:frame>
        <draw:frame draw:style-name="gr3" draw:text-style-name="P4" draw:layer="layout" svg:width="0.853cm" svg:height="1.071cm" svg:x="1.664cm" svg:y="5.293cm">
          <draw:text-box>
            <text:p text:style-name="P4"><text:span text:style-name="T9">0</text:span></text:p>
          </draw:text-box>
        </draw:frame>
        <draw:frame draw:style-name="gr1" draw:text-style-name="P1" draw:layer="layout" svg:width="4.566cm" svg:height="4.215cm" svg:x="13.953cm" svg:y="2.19cm">
          <draw:text-box>
            <text:p><text:span text:style-name="T1"><text:s/></text:span><text:span text:style-name="T2">0</text:span><text:span text:style-name="T1"> </text:span><text:span text:style-name="T2">-2</text:span><text:span text:style-name="T3"> </text:span><text:span text:style-name="T1"><text:s/></text:span><text:span text:style-name="T3">1</text:span></text:p>
            <text:p><text:span text:style-name="T1"><text:s/></text:span><text:span text:style-name="T1">0 <text:s/></text:span><text:span text:style-name="T2">3</text:span><text:span text:style-name="T1"> </text:span><text:span text:style-name="T2">-1</text:span></text:p>
            <text:p><text:span text:style-name="T1">-1 -</text:span><text:span text:style-name="T2">4</text:span><text:span text:style-name="T1"> <text:s/></text:span><text:span text:style-name="T2">3</text:span></text:p>
            <text:p><text:span text:style-name="T1"><text:s/></text:span><text:span text:style-name="T1">4 -</text:span><text:span text:style-name="T2">1</text:span><text:span text:style-name="T1"> </text:span><text:span text:style-name="T2"><text:s/>1</text:span></text:p>
          </draw:text-box>
        </draw:frame>
        <draw:frame draw:style-name="gr1" draw:text-style-name="P2" draw:layer="layout" svg:width="3.923cm" svg:height="1.081cm" svg:x="19.205cm" svg:y="3.753cm">
          <draw:text-box>
            <text:p text:style-name="P2"><text:span text:style-name="T4">(0,-4,3)</text:span></text:p>
          </draw:text-box>
        </draw:frame>
        <draw:frame draw:style-name="gr3" draw:text-style-name="P4" draw:layer="layout" svg:width="0.853cm" svg:height="1.071cm" svg:x="12.976cm" svg:y="2.347cm">
          <draw:text-box>
            <text:p text:style-name="P4"><text:span text:style-name="T9">2</text:span></text:p>
          </draw:text-box>
        </draw:frame>
        <draw:frame draw:style-name="gr3" draw:text-style-name="P4" draw:layer="layout" svg:width="0.853cm" svg:height="1.071cm" svg:x="12.965cm" svg:y="3.312cm">
          <draw:text-box>
            <text:p text:style-name="P4"><text:span text:style-name="T9">0</text:span></text:p>
          </draw:text-box>
        </draw:frame>
        <draw:frame draw:style-name="gr3" draw:text-style-name="P4" draw:layer="layout" svg:width="0.853cm" svg:height="1.071cm" svg:x="12.965cm" svg:y="4.288cm">
          <draw:text-box>
            <text:p text:style-name="P4"><text:span text:style-name="T9">0</text:span></text:p>
          </draw:text-box>
        </draw:frame>
        <draw:frame draw:style-name="gr3" draw:text-style-name="P4" draw:layer="layout" svg:width="0.853cm" svg:height="1.071cm" svg:x="12.965cm" svg:y="5.294cm">
          <draw:text-box>
            <text:p text:style-name="P4"><text:span text:style-name="T9">0</text:span></text:p>
          </draw:text-box>
        </draw:frame>
        <draw:frame draw:style-name="gr4" draw:text-style-name="P3" draw:layer="layout" svg:width="7.687cm" svg:height="9.936cm" svg:x="12.906cm" svg:y="7.553cm">
          <draw:text-box>
            <text:p text:style-name="P3"><text:span text:style-name="T5">(4,-8) -&gt; (0,</text:span><text:span text:style-name="T6">0000</text:span><text:span text:style-name="T5">)</text:span></text:p>
            <text:p text:style-name="P3"><text:span text:style-name="T5">(2,-6) -&gt; (0,</text:span><text:span text:style-name="T6">0001</text:span><text:span text:style-name="T5">)</text:span></text:p>
            <text:p text:style-name="P3"><text:span text:style-name="T5"/></text:p>
            <text:p text:style-name="P3"><text:span text:style-name="T5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63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9:16:50.225246547</meta:creation-date>
    <dc:date>2016-08-28T21:35:33.343959941</dc:date>
    <dc:creator>elucterio </dc:creator>
    <meta:editing-duration>PT2H3M24S</meta:editing-duration>
    <meta:editing-cycles>18</meta:editing-cycles>
    <meta:generator>LibreOffice/4.2.8.2$Linux_X86_64 LibreOffice_project/420m0$Build-2</meta:generator>
    <meta:document-statistic meta:object-count="14"/>
  </office:meta>
</office:document-meta>
</file>